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FS Didot Rg" svg:font-family="'GFS Didot Rg'" style:font-pitch="variable"/>
    <style:font-face style:name="LMRomanDemi10" svg:font-family="LMRomanDemi10" style:font-adornments="Regular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MRomanDemi10" fo:font-size="14pt" style:font-size-asian="12.25pt" style:font-size-complex="14pt"/>
    </style:style>
    <style:style style:name="P2" style:family="paragraph" style:parent-style-name="Standard">
      <style:text-properties fo:font-size="14pt" style:font-size-asian="12.25pt" style:font-size-complex="14pt"/>
    </style:style>
    <style:style style:name="P3" style:family="paragraph" style:parent-style-name="Standard">
      <style:text-properties style:font-name="Century Schoolbook L" fo:font-size="16pt" style:font-size-asian="16pt" style:font-size-complex="16pt"/>
    </style:style>
    <style:style style:name="P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entury Schoolbook L" fo:font-size="16pt" style:font-size-asian="16pt" style:font-size-complex="16pt"/>
    </style:style>
    <style:style style:name="T1" style:family="text">
      <style:text-properties style:font-name="GFS Didot Rg" fo:font-size="16pt" style:font-size-asian="16pt" style:font-size-complex="16pt"/>
    </style:style>
    <style:style style:name="T2" style:family="text">
      <style:text-properties style:font-name="Century Schoolbook L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6"/><text:tab/><text:tab/><text:tab/><text:span text:style-name="T1"><text:tab/> <text:s/></text:span><text:span text:style-name="T2">MA374-LAB8</text:span></text:p>
      <text:p text:style-name="P3"><text:tab/><text:tab/><text:tab/><text:tab/><text:tab/> <text:s/>Nikhil Agarwal</text:p>
      <text:p text:style-name="P4"><text:tab/><text:tab/><text:tab/><text:tab/><text:tab/> <text:s/>Roll:11012323</text:p>
      <text:p text:style-name="P1"/>
      <text:p text:style-name="Standard"/>
      <text:p text:style-name="Standard"/>
      <text:p text:style-name="Standard">hist_var_bse =</text:p>
      <text:p text:style-name="Standard"/>
      <text:p text:style-name="Standard"><text:s text:c="2"/>Columns 1 through 17</text:p>
      <text:p text:style-name="Standard"/>
      <text:p text:style-name="Standard"><text:s text:c="4"/>0.1495 <text:s text:c="3"/>0.2108 <text:s text:c="3"/>0.3337 <text:s text:c="3"/>0.2270 <text:s text:c="3"/>0.3563 <text:s text:c="3"/>0.1479 <text:s text:c="3"/>0.2248 <text:s text:c="3"/>0.2336 <text:s text:c="3"/>0.3082 <text:s text:c="3"/>0.1817 <text:s text:c="3"/>0.3691 <text:s text:c="3"/>0.3635 <text:s text:c="3"/>0.1677 <text:s text:c="3"/>0.2551 <text:s text:c="3"/>0.1222 <text:s text:c="3"/>0.2570 <text:s text:c="3"/>0.2694</text:p>
      <text:p text:style-name="Standard"/>
      <text:p text:style-name="Standard"><text:s text:c="2"/>Column 18</text:p>
      <text:p text:style-name="Standard"/>
      <text:p text:style-name="Standard"><text:s text:c="4"/>0.1889</text:p>
      <text:p text:style-name="Standard"/>
      <text:p text:style-name="Standard"/>
      <text:p text:style-name="Standard">hist_var_nse =</text:p>
      <text:p text:style-name="Standard"/>
      <text:p text:style-name="Standard"><text:s text:c="2"/>Columns 1 through 17</text:p>
      <text:p text:style-name="Standard"/>
      <text:p text:style-name="Standard"><text:s text:c="4"/>0.1564 <text:s text:c="3"/>0.1878 <text:s text:c="3"/>0.1500 <text:s text:c="3"/>0.3192 <text:s text:c="3"/>0.1591 <text:s text:c="3"/>0.3999 <text:s text:c="3"/>0.3978 <text:s text:c="3"/>0.1996 <text:s text:c="3"/>0.2562 <text:s text:c="3"/>0.2135 <text:s text:c="3"/>0.2245 <text:s text:c="3"/>0.1911 <text:s text:c="3"/>0.1660 <text:s text:c="3"/>0.2710 <text:s text:c="3"/>0.1724 <text:s text:c="3"/>0.3201 <text:s text:c="3"/>0.1928</text:p>
      <text:p text:style-name="Standard"/>
      <text:p text:style-name="Standard"><text:s text:c="2"/>Columns 18 through 20</text:p>
      <text:p text:style-name="Standard"/>
      <text:p text:style-name="Standard"><text:s text:c="4"/>0.2865 <text:s text:c="3"/>0.4189 <text:s text:c="3"/>0.2656</text:p>
      <text:p text:style-name="Standard"/>
      <text:p text:style-name="Standard">Bse price of European call and put : </text:p>
      <text:p text:style-name="Standard"/>
      <text:p text:style-name="Standard"><text:s/>for k= 21170.680000, <text:tab/> call price is 1167.461887, <text:tab/> put price is 644.755935</text:p>
      <text:p text:style-name="Standard">for k= 556.120000, <text:tab/> call price is 39.957094, <text:tab/> put price is 26.226442</text:p>
      <text:p text:style-name="Standard">for k= 1069.900000, <text:tab/> call price is 113.017937, <text:tab/> put price is 86.602012</text:p>
      <text:p text:style-name="Standard">for k= 330.450000, <text:tab/> call price is 25.209772, <text:tab/> put price is 17.050932</text:p>
      <text:p text:style-name="Standard">for k= 91.350000, <text:tab/> call price is 10.216652, <text:tab/> put price is 7.961213</text:p>
      <text:p text:style-name="Standard">for k= 570.950000, <text:tab/> call price is 31.233480, <text:tab/> put price is 17.136675</text:p>
      <text:p text:style-name="Standard">for k= 567.750000, <text:tab/> call price is 42.962516, <text:tab/> put price is 28.944719</text:p>
      <text:p text:style-name="Standard">for k= 1763.000000, <text:tab/> call price is 137.686644, <text:tab/> put price is 94.158019</text:p>
      <text:p text:style-name="Standard">for k= 288.600000, <text:tab/> call price is 28.457653, <text:tab/> put price is 21.332094</text:p>
      <text:p text:style-name="Standard">for k= 400.550000, <text:tab/> call price is 25.591693, <text:tab/> put price is 15.702078</text:p>
      <text:p text:style-name="Standard">for k= 95.100000, <text:tab/> call price is 10.969598, <text:tab/> put price is 8.621570</text:p>
      <text:p text:style-name="Standard">for k= 3351.510000, <text:tab/> call price is 381.435887, <text:tab/> put price is 298.686810</text:p>
      <text:p text:style-name="Standard">for k= 256.290000, <text:tab/> call price is 15.397706, <text:tab/> put price is 9.069884</text:p>
      <text:p text:style-name="Standard">for k= 29.200000, <text:tab/> call price is 2.453068, <text:tab/> put price is 1.732118</text:p>
      <text:p text:style-name="Standard">for k= 1023.800000, <text:tab/> call price is 48.924195, <text:tab/> put price is 23.646483</text:p>
      <text:p text:style-name="Standard">for k= 54.500000, <text:tab/> call price is 4.606379, <text:tab/> put price is 3.260770</text:p>
      <text:p text:style-name="Standard"><text:soft-page-break/>for k= 1207.100000, <text:tab/> call price is 106.145356, <text:tab/> put price is 76.341951</text:p>
      <text:p text:style-name="Standard">for k= 1056.550000, <text:tab/> call price is 69.564574, <text:tab/> put price is 43.478262</text:p>
      <text:p text:style-name="Standard"/>
      <text:p text:style-name="Standard"/>
      <text:p text:style-name="Standard"><text:s/>Nse price of European call and put : </text:p>
      <text:p text:style-name="Standard"/>
      <text:p text:style-name="Standard"><text:s/>for k= 6304.000000, <text:tab/> call price is 359.291726, <text:tab/> put price is 203.645412</text:p>
      <text:p text:style-name="Standard">for k= 321.850000, <text:tab/> call price is 21.099253, <text:tab/> put price is 13.152749</text:p>
      <text:p text:style-name="Standard">for k= 2534.600000, <text:tab/> call price is 140.076794, <text:tab/> put price is 77.497297</text:p>
      <text:p text:style-name="Standard">for k= 347.900000, <text:tab/> call price is 35.357570, <text:tab/> put price is 26.767888</text:p>
      <text:p text:style-name="Standard">for k= 3485.650000, <text:tab/> call price is 201.262249, <text:tab/> put price is 115.201244</text:p>
      <text:p text:style-name="Standard">for k= 1098.750000, <text:tab/> call price is 136.053280, <text:tab/> put price is 108.925046</text:p>
      <text:p text:style-name="Standard">for k= 175.420000, <text:tab/> call price is 21.617416, <text:tab/> put price is 17.286281</text:p>
      <text:p text:style-name="Standard">for k= 2168.190000, <text:tab/> call price is 149.105537, <text:tab/> put price is 95.572735</text:p>
      <text:p text:style-name="Standard">for k= 1766.500000, <text:tab/> call price is 148.908138, <text:tab/> put price is 105.293097</text:p>
      <text:p text:style-name="Standard">for k= 337.980000, <text:tab/> call price is 24.527820, <text:tab/> put price is 16.183064</text:p>
      <text:p text:style-name="Standard">for k= 1262.550000, <text:tab/> call price is 95.464016, <text:tab/> put price is 64.291546</text:p>
      <text:p text:style-name="Standard">for k= 1053.750000, <text:tab/> call price is 70.021410, <text:tab/> put price is 44.004230</text:p>
      <text:p text:style-name="Standard">for k= 274.900000, <text:tab/> call price is 16.389507, <text:tab/> put price is 9.602202</text:p>
      <text:p text:style-name="Standard">for k= 65.690000, <text:tab/> call price is 5.804837, <text:tab/> put price is 4.182945</text:p>
      <text:p text:style-name="Standard">for k= 72.450000, <text:tab/> call price is 4.445318, <text:tab/> put price is 2.656521</text:p>
      <text:p text:style-name="Standard">for k= 17.250000, <text:tab/> call price is 1.757352, <text:tab/> put price is 1.331448</text:p>
      <text:p text:style-name="Standard">for k= 1017.200000, <text:tab/> call price is 68.073914, <text:tab/> put price is 42.959156</text:p>
      <text:p text:style-name="Standard">for k= 61.590000, <text:tab/> call price is 5.705450, <text:tab/> put price is 4.184787</text:p>
      <text:p text:style-name="Standard">for k= 127.520000, <text:tab/> call price is 16.455520, <text:tab/> put price is 13.307040</text:p>
      <text:p text:style-name="Standard">for k= 19339.870000, <text:tab/> call price is 1680.287251, <text:tab/> put price is 1202.784159</text:p>
      <text:p text:style-name="Standard"/>
      <text:p text:style-name="Standard"/>
      <text:p text:style-name="Standard"><text:s/>BSE price of European call and put varying k: </text:p>
      <text:p text:style-name="Standard"/>
      <text:p text:style-name="Standard"><text:s/></text:p>
      <text:p text:style-name="Standard"/>
      <text:p text:style-name="Standard"><text:s/>for stock 1 the value is </text:p>
      <text:p text:style-name="Standard"/>
      <text:p text:style-name="Standard">for k= 10585.340000, <text:tab/> call price is 10846.692976, <text:tab/> put price is 0.000000</text:p>
      <text:p text:style-name="Standard">for k= 12702.408000, <text:tab/> call price is 8781.895634, <text:tab/> put price is 0.000064</text:p>
      <text:p text:style-name="Standard">for k= 14819.476000, <text:tab/> call price is 6717.167627, <text:tab/> put price is 0.069461</text:p>
      <text:p text:style-name="Standard">for k= 16936.544000, <text:tab/> call price is 4658.600436, <text:tab/> put price is 6.299675</text:p>
      <text:p text:style-name="Standard">for k= 19053.612000, <text:tab/> call price is 2697.343975, <text:tab/> put price is 109.840619</text:p>
      <text:p text:style-name="Standard">for k= 21170.680000, <text:tab/> call price is 1167.461887, <text:tab/> put price is 644.755935</text:p>
      <text:p text:style-name="Standard">for k= 23287.748000, <text:tab/> call price is 351.119396, <text:tab/> put price is 1893.210850</text:p>
      <text:p text:style-name="Standard">for k= 25404.816000, <text:tab/> call price is 72.886837, <text:tab/> put price is 3679.775695</text:p>
      <text:p text:style-name="Standard">for k= 27521.884000, <text:tab/> call price is 10.820972, <text:tab/> put price is 5682.507235</text:p>
      <text:p text:style-name="Standard">for k= 29638.952000, <text:tab/> call price is 1.207829, <text:tab/> put price is 7737.691497</text:p>
      <text:p text:style-name="Standard">for k= 31756.020000, <text:tab/> call price is 0.106530, <text:tab/> put price is 9801.387602</text:p>
      <text:p text:style-name="Standard"/>
      <text:p text:style-name="Standard"/>
      <text:p text:style-name="Standard"><text:s/>for stock 2 the value is </text:p>
      <text:p text:style-name="Standard"/>
      <text:p text:style-name="Standard"><text:soft-page-break/>for k= 278.060000, <text:tab/> call price is 284.925334, <text:tab/> put price is 0.000008</text:p>
      <text:p text:style-name="Standard">for k= 333.672000, <text:tab/> call price is 230.688922, <text:tab/> put price is 0.002531</text:p>
      <text:p text:style-name="Standard">for k= 389.284000, <text:tab/> call price is 176.560895, <text:tab/> put price is 0.113438</text:p>
      <text:p text:style-name="Standard">for k= 444.896000, <text:tab/> call price is 123.664711, <text:tab/> put price is 1.456189</text:p>
      <text:p text:style-name="Standard">for k= 500.508000, <text:tab/> call price is 76.128130, <text:tab/> put price is 8.158544</text:p>
      <text:p text:style-name="Standard">for k= 556.120000, <text:tab/> call price is 39.957094, <text:tab/> put price is 26.226442</text:p>
      <text:p text:style-name="Standard">for k= 611.732000, <text:tab/> call price is 17.723173, <text:tab/> put price is 58.231456</text:p>
      <text:p text:style-name="Standard">for k= 667.344000, <text:tab/> call price is 6.705544, <text:tab/> put price is 101.452762</text:p>
      <text:p text:style-name="Standard">for k= 722.956000, <text:tab/> call price is 2.204967, <text:tab/> put price is 151.191120</text:p>
      <text:p text:style-name="Standard">for k= 778.568000, <text:tab/> call price is 0.643778, <text:tab/> put price is 203.868866</text:p>
      <text:p text:style-name="Standard">for k= 834.180000, <text:tab/> call price is 0.170352, <text:tab/> put price is 257.634375</text:p>
      <text:p text:style-name="Standard"/>
      <text:p text:style-name="Standard"/>
      <text:p text:style-name="Standard"><text:s/>for stock 3 the value is </text:p>
      <text:p text:style-name="Standard"/>
      <text:p text:style-name="Standard">for k= 534.950000, <text:tab/> call price is 548.215446, <text:tab/> put price is 0.057483</text:p>
      <text:p text:style-name="Standard">for k= 641.940000, <text:tab/> call price is 444.576031, <text:tab/> put price is 0.766476</text:p>
      <text:p text:style-name="Standard">for k= 748.930000, <text:tab/> call price is 344.091895, <text:tab/> put price is 4.630747</text:p>
      <text:p text:style-name="Standard">for k= 855.920000, <text:tab/> call price is 251.868236, <text:tab/> put price is 16.755496</text:p>
      <text:p text:style-name="Standard">for k= 962.910000, <text:tab/> call price is 173.687929, <text:tab/> put price is 42.923596</text:p>
      <text:p text:style-name="Standard">for k= 1069.900000, <text:tab/> call price is 113.017937, <text:tab/> put price is 86.602012</text:p>
      <text:p text:style-name="Standard">for k= 1176.890000, <text:tab/> call price is 69.755786, <text:tab/> put price is 147.688268</text:p>
      <text:p text:style-name="Standard">for k= 1283.880000, <text:tab/> call price is 41.122520, <text:tab/> put price is 223.403410</text:p>
      <text:p text:style-name="Standard">for k= 1390.870000, <text:tab/> call price is 23.323724, <text:tab/> put price is 309.953021</text:p>
      <text:p text:style-name="Standard">for k= 1497.860000, <text:tab/> call price is 12.814462, <text:tab/> put price is 403.792167</text:p>
      <text:p text:style-name="Standard">for k= 1604.850000, <text:tab/> call price is 6.861594, <text:tab/> put price is 502.187706</text:p>
      <text:p text:style-name="Standard"/>
      <text:p text:style-name="Standard"/>
      <text:p text:style-name="Standard"><text:s/>for stock 4 the value is </text:p>
      <text:p text:style-name="Standard"/>
      <text:p text:style-name="Standard">for k= 165.225000, <text:tab/> call price is 169.304449, <text:tab/> put price is 0.000029</text:p>
      <text:p text:style-name="Standard">for k= 198.270000, <text:tab/> call price is 137.079759, <text:tab/> put price is 0.004455</text:p>
      <text:p text:style-name="Standard">for k= 231.315000, <text:tab/> call price is 104.973350, <text:tab/> put price is 0.127163</text:p>
      <text:p text:style-name="Standard">for k= 264.360000, <text:tab/> call price is 73.850093, <text:tab/> put price is 1.233022</text:p>
      <text:p text:style-name="Standard">for k= 297.405000, <text:tab/> call price is 46.224521, <text:tab/> put price is 5.836565</text:p>
      <text:p text:style-name="Standard">for k= 330.450000, <text:tab/> call price is 25.209772, <text:tab/> put price is 17.050932</text:p>
      <text:p text:style-name="Standard">for k= 363.495000, <text:tab/> call price is 11.937097, <text:tab/> put price is 36.007373</text:p>
      <text:p text:style-name="Standard">for k= 396.540000, <text:tab/> call price is 4.955456, <text:tab/> put price is 61.254849</text:p>
      <text:p text:style-name="Standard">for k= 429.585000, <text:tab/> call price is 1.833032, <text:tab/> put price is 90.361540</text:p>
      <text:p text:style-name="Standard">for k= 462.630000, <text:tab/> call price is 0.615046, <text:tab/> put price is 121.372671</text:p>
      <text:p text:style-name="Standard">for k= 495.675000, <text:tab/> call price is 0.190392, <text:tab/> put price is 153.177132</text:p>
      <text:p text:style-name="Standard"/>
      <text:p text:style-name="Standard"/>
      <text:p text:style-name="Standard"><text:s/>for stock 5 the value is </text:p>
      <text:p text:style-name="Standard"/>
      <text:p text:style-name="Standard">for k= 45.675000, <text:tab/> call price is 46.812969, <text:tab/> put price is 0.010249</text:p>
      <text:p text:style-name="Standard">for k= 54.810000, <text:tab/> call price is 37.998352, <text:tab/> put price is 0.105088</text:p>
      <text:p text:style-name="Standard">for k= 63.945000, <text:tab/> call price is 29.519421, <text:tab/> put price is 0.535613</text:p>
      <text:p text:style-name="Standard">for k= 73.080000, <text:tab/> call price is 21.808775, <text:tab/> put price is 1.734423</text:p>
      <text:p text:style-name="Standard"><text:soft-page-break/>for k= 82.215000, <text:tab/> call price is 15.298509, <text:tab/> put price is 4.133613</text:p>
      <text:p text:style-name="Standard">for k= 91.350000, <text:tab/> call price is 10.216652, <text:tab/> put price is 7.961213</text:p>
      <text:p text:style-name="Standard">for k= 100.485000, <text:tab/> call price is 6.529318, <text:tab/> put price is 13.183335</text:p>
      <text:p text:style-name="Standard">for k= 109.620000, <text:tab/> call price is 4.018179, <text:tab/> put price is 19.581652</text:p>
      <text:p text:style-name="Standard">for k= 118.755000, <text:tab/> call price is 2.396115, <text:tab/> put price is 26.869043</text:p>
      <text:p text:style-name="Standard">for k= 127.890000, <text:tab/> call price is 1.392533, <text:tab/> put price is 34.774917</text:p>
      <text:p text:style-name="Standard">for k= 137.025000, <text:tab/> call price is 0.792729, <text:tab/> put price is 43.084569</text:p>
      <text:p text:style-name="Standard"/>
      <text:p text:style-name="Standard"/>
      <text:p text:style-name="Standard"><text:s/>for stock 6 the value is </text:p>
      <text:p text:style-name="Standard"/>
      <text:p text:style-name="Standard">for k= 285.475000, <text:tab/> call price is 292.523403, <text:tab/> put price is 0.000000</text:p>
      <text:p text:style-name="Standard">for k= 342.570000, <text:tab/> call price is 236.838085, <text:tab/> put price is 0.000001</text:p>
      <text:p text:style-name="Standard">for k= 399.665000, <text:tab/> call price is 181.154338, <text:tab/> put price is 0.001574</text:p>
      <text:p text:style-name="Standard">for k= 456.760000, <text:tab/> call price is 125.623030, <text:tab/> put price is 0.155586</text:p>
      <text:p text:style-name="Standard">for k= 513.855000, <text:tab/> call price is 72.630497, <text:tab/> put price is 2.848372</text:p>
      <text:p text:style-name="Standard">for k= 570.950000, <text:tab/> call price is 31.233480, <text:tab/> put price is 17.136675</text:p>
      <text:p text:style-name="Standard">for k= 628.045000, <text:tab/> call price is 9.252157, <text:tab/> put price is 50.840671</text:p>
      <text:p text:style-name="Standard">for k= 685.140000, <text:tab/> call price is 1.873052, <text:tab/> put price is 99.146886</text:p>
      <text:p text:style-name="Standard">for k= 742.235000, <text:tab/> call price is 0.268719, <text:tab/> put price is 153.227872</text:p>
      <text:p text:style-name="Standard">for k= 799.330000, <text:tab/> call price is 0.028760, <text:tab/> put price is 208.673232</text:p>
      <text:p text:style-name="Standard">for k= 856.425000, <text:tab/> call price is 0.002417, <text:tab/> put price is 264.332208</text:p>
      <text:p text:style-name="Standard"/>
      <text:p text:style-name="Standard"/>
      <text:p text:style-name="Standard"><text:s/>for stock 7 the value is </text:p>
      <text:p text:style-name="Standard"/>
      <text:p text:style-name="Standard">for k= 283.875000, <text:tab/> call price is 290.883939, <text:tab/> put price is 0.000040</text:p>
      <text:p text:style-name="Standard">for k= 340.650000, <text:tab/> call price is 235.517342, <text:tab/> put price is 0.006663</text:p>
      <text:p text:style-name="Standard">for k= 397.425000, <text:tab/> call price is 180.338841, <text:tab/> put price is 0.201382</text:p>
      <text:p text:style-name="Standard">for k= 454.200000, <text:tab/> call price is 126.787713, <text:tab/> put price is 2.023475</text:p>
      <text:p text:style-name="Standard">for k= 510.975000, <text:tab/> call price is 79.177500, <text:tab/> put price is 9.786482</text:p>
      <text:p text:style-name="Standard">for k= 567.750000, <text:tab/> call price is 42.962516, <text:tab/> put price is 28.944719</text:p>
      <text:p text:style-name="Standard">for k= 624.525000, <text:tab/> call price is 20.171311, <text:tab/> put price is 61.526734</text:p>
      <text:p text:style-name="Standard">for k= 681.300000, <text:tab/> call price is 8.274601, <text:tab/> put price is 105.003245</text:p>
      <text:p text:style-name="Standard">for k= 738.075000, <text:tab/> call price is 3.015180, <text:tab/> put price is 155.117043</text:p>
      <text:p text:style-name="Standard">for k= 794.850000, <text:tab/> call price is 0.993972, <text:tab/> put price is 208.469056</text:p>
      <text:p text:style-name="Standard">for k= 851.625000, <text:tab/> call price is 0.301630, <text:tab/> put price is 263.149934</text:p>
      <text:p text:style-name="Standard"/>
      <text:p text:style-name="Standard"/>
      <text:p text:style-name="Standard"><text:s/>for stock 8 the value is </text:p>
      <text:p text:style-name="Standard"/>
      <text:p text:style-name="Standard">for k= 881.500000, <text:tab/> call price is 903.264606, <text:tab/> put price is 0.000294</text:p>
      <text:p text:style-name="Standard">for k= 1057.800000, <text:tab/> call price is 731.352119, <text:tab/> put price is 0.034944</text:p>
      <text:p text:style-name="Standard">for k= 1234.100000, <text:tab/> call price is 560.221749, <text:tab/> put price is 0.851712</text:p>
      <text:p text:style-name="Standard">for k= 1410.400000, <text:tab/> call price is 394.905123, <text:tab/> put price is 7.482223</text:p>
      <text:p text:style-name="Standard">for k= 1586.700000, <text:tab/> call price is 248.836476, <text:tab/> put price is 33.360713</text:p>
      <text:p text:style-name="Standard">for k= 1763.000000, <text:tab/> call price is 137.686644, <text:tab/> put price is 94.158019</text:p>
      <text:p text:style-name="Standard">for k= 1939.300000, <text:tab/> call price is 66.769040, <text:tab/> put price is 195.187552</text:p>
      <text:p text:style-name="Standard">for k= 2115.600000, <text:tab/> call price is 28.654541, <text:tab/> put price is 329.020191</text:p>
      <text:p text:style-name="Standard"><text:soft-page-break/>for k= 2291.900000, <text:tab/> call price is 11.051174, <text:tab/> put price is 483.363961</text:p>
      <text:p text:style-name="Standard">for k= 2468.200000, <text:tab/> call price is 3.894440, <text:tab/> put price is 648.154365</text:p>
      <text:p text:style-name="Standard">for k= 2644.500000, <text:tab/> call price is 1.273870, <text:tab/> put price is 817.480932</text:p>
      <text:p text:style-name="Standard"/>
      <text:p text:style-name="Standard"/>
      <text:p text:style-name="Standard"><text:s/>for stock 9 the value is </text:p>
      <text:p text:style-name="Standard"/>
      <text:p text:style-name="Standard">for k= 144.300000, <text:tab/> call price is 147.868441, <text:tab/> put price is 0.005662</text:p>
      <text:p text:style-name="Standard">for k= 173.160000, <text:tab/> call price is 119.824318, <text:tab/> put price is 0.108983</text:p>
      <text:p text:style-name="Standard">for k= 202.020000, <text:tab/> call price is 92.401877, <text:tab/> put price is 0.833985</text:p>
      <text:p text:style-name="Standard">for k= 230.880000, <text:tab/> call price is 66.936665, <text:tab/> put price is 3.516218</text:p>
      <text:p text:style-name="Standard">for k= 259.740000, <text:tab/> call price is 45.210206, <text:tab/> put price is 9.937203</text:p>
      <text:p text:style-name="Standard">for k= 288.600000, <text:tab/> call price is 28.457653, <text:tab/> put price is 21.332094</text:p>
      <text:p text:style-name="Standard">for k= 317.460000, <text:tab/> call price is 16.776370, <text:tab/> put price is 37.798255</text:p>
      <text:p text:style-name="Standard">for k= 346.320000, <text:tab/> call price is 9.335063, <text:tab/> put price is 58.504391</text:p>
      <text:p text:style-name="Standard">for k= 375.180000, <text:tab/> call price is 4.945564, <text:tab/> put price is 82.262337</text:p>
      <text:p text:style-name="Standard">for k= 404.040000, <text:tab/> call price is 2.515515, <text:tab/> put price is 107.979732</text:p>
      <text:p text:style-name="Standard">for k= 432.900000, <text:tab/> call price is 1.237729, <text:tab/> put price is 134.849390</text:p>
      <text:p text:style-name="Standard"/>
      <text:p text:style-name="Standard"/>
      <text:p text:style-name="Standard"><text:s/>for stock 10 the value is </text:p>
      <text:p text:style-name="Standard"/>
      <text:p text:style-name="Standard">for k= 200.275000, <text:tab/> call price is 205.219807, <text:tab/> put price is 0.000000</text:p>
      <text:p text:style-name="Standard">for k= 240.330000, <text:tab/> call price is 166.153899, <text:tab/> put price is 0.000130</text:p>
      <text:p text:style-name="Standard">for k= 280.385000, <text:tab/> call price is 127.105732, <text:tab/> put price is 0.018002</text:p>
      <text:p text:style-name="Standard">for k= 320.440000, <text:tab/> call price is 88.484186, <text:tab/> put price is 0.462494</text:p>
      <text:p text:style-name="Standard">for k= 360.495000, <text:tab/> call price is 52.857910, <text:tab/> put price is 3.902257</text:p>
      <text:p text:style-name="Standard">for k= 400.550000, <text:tab/> call price is 25.591693, <text:tab/> put price is 15.702078</text:p>
      <text:p text:style-name="Standard">for k= 440.605000, <text:tab/> call price is 9.778183, <text:tab/> put price is 38.954607</text:p>
      <text:p text:style-name="Standard">for k= 480.660000, <text:tab/> call price is 2.966614, <text:tab/> put price is 71.209076</text:p>
      <text:p text:style-name="Standard">for k= 520.715000, <text:tab/> call price is 0.732605, <text:tab/> put price is 108.041106</text:p>
      <text:p text:style-name="Standard">for k= 560.770000, <text:tab/> call price is 0.151867, <text:tab/> put price is 146.526406</text:p>
      <text:p text:style-name="Standard">for k= 600.825000, <text:tab/> call price is 0.027235, <text:tab/> put price is 185.467813</text:p>
      <text:p text:style-name="Standard"/>
      <text:p text:style-name="Standard"/>
      <text:p text:style-name="Standard"><text:s/>for stock 11 the value is </text:p>
      <text:p text:style-name="Standard"/>
      <text:p text:style-name="Standard">for k= 47.550000, <text:tab/> call price is 48.739392, <text:tab/> put price is 0.015378</text:p>
      <text:p text:style-name="Standard">for k= 57.060000, <text:tab/> call price is 39.587496, <text:tab/> put price is 0.138679</text:p>
      <text:p text:style-name="Standard">for k= 66.570000, <text:tab/> call price is 30.823855, <text:tab/> put price is 0.650235</text:p>
      <text:p text:style-name="Standard">for k= 76.080000, <text:tab/> call price is 22.891728, <text:tab/> put price is 1.993306</text:p>
      <text:p text:style-name="Standard">for k= 85.590000, <text:tab/> call price is 16.205919, <text:tab/> put price is 4.582695</text:p>
      <text:p text:style-name="Standard">for k= 95.100000, <text:tab/> call price is 10.969598, <text:tab/> put price is 8.621570</text:p>
      <text:p text:style-name="Standard">for k= 104.610000, <text:tab/> call price is 7.135874, <text:tab/> put price is 14.063044</text:p>
      <text:p text:style-name="Standard">for k= 114.120000, <text:tab/> call price is 4.487268, <text:tab/> put price is 20.689635</text:p>
      <text:p text:style-name="Standard">for k= 123.630000, <text:tab/> call price is 2.743439, <text:tab/> put price is 28.221004</text:p>
      <text:p text:style-name="Standard">for k= 133.140000, <text:tab/> call price is 1.639338, <text:tab/> put price is 36.392100</text:p>
      <text:p text:style-name="Standard">for k= 142.650000, <text:tab/> call price is 0.961828, <text:tab/> put price is 44.989787</text:p>
      <text:p text:style-name="Standard"/>
      <text:p text:style-name="Standard"><text:soft-page-break/></text:p>
      <text:p text:style-name="Standard"><text:s/>for stock 12 the value is </text:p>
      <text:p text:style-name="Standard"/>
      <text:p text:style-name="Standard">for k= 1675.755000, <text:tab/> call price is 1717.593099, <text:tab/> put price is 0.463561</text:p>
      <text:p text:style-name="Standard">for k= 2010.906000, <text:tab/> call price is 1394.668890, <text:tab/> put price is 4.415444</text:p>
      <text:p text:style-name="Standard">for k= 2346.057000, <text:tab/> call price is 1084.830300, <text:tab/> put price is 21.452947</text:p>
      <text:p text:style-name="Standard">for k= 2681.208000, <text:tab/> call price is 803.822512, <text:tab/> put price is 67.321251</text:p>
      <text:p text:style-name="Standard">for k= 3016.359000, <text:tab/> call price is 566.800283, <text:tab/> put price is 157.175114</text:p>
      <text:p text:style-name="Standard">for k= 3351.510000, <text:tab/> call price is 381.435887, <text:tab/> put price is 298.686810</text:p>
      <text:p text:style-name="Standard">for k= 3686.661000, <text:tab/> call price is 246.247641, <text:tab/> put price is 490.374657</text:p>
      <text:p text:style-name="Standard">for k= 4021.812000, <text:tab/> call price is 153.423285, <text:tab/> put price is 724.426393</text:p>
      <text:p text:style-name="Standard">for k= 4356.963000, <text:tab/> call price is 92.804855, <text:tab/> put price is 990.684055</text:p>
      <text:p text:style-name="Standard">for k= 4692.114000, <text:tab/> call price is 54.800633, <text:tab/> put price is 1279.555926</text:p>
      <text:p text:style-name="Standard">for k= 5027.265000, <text:tab/> call price is 31.740870, <text:tab/> put price is 1583.372255</text:p>
      <text:p text:style-name="Standard"/>
      <text:p text:style-name="Standard"/>
      <text:p text:style-name="Standard"><text:s/>for stock 13 the value is </text:p>
      <text:p text:style-name="Standard"/>
      <text:p text:style-name="Standard">for k= 128.145000, <text:tab/> call price is 131.308911, <text:tab/> put price is 0.000000</text:p>
      <text:p text:style-name="Standard">for k= 153.774000, <text:tab/> call price is 106.312708, <text:tab/> put price is 0.000015</text:p>
      <text:p text:style-name="Standard">for k= 179.403000, <text:tab/> call price is 81.320816, <text:tab/> put price is 0.004340</text:p>
      <text:p text:style-name="Standard">for k= 205.032000, <text:tab/> call price is 56.497385, <text:tab/> put price is 0.177127</text:p>
      <text:p text:style-name="Standard">for k= 230.661000, <text:tab/> call price is 33.278988, <text:tab/> put price is 1.954947</text:p>
      <text:p text:style-name="Standard">for k= 256.290000, <text:tab/> call price is 15.397706, <text:tab/> put price is 9.069884</text:p>
      <text:p text:style-name="Standard">for k= 281.919000, <text:tab/> call price is 5.367176, <text:tab/> put price is 24.035571</text:p>
      <text:p text:style-name="Standard">for k= 307.548000, <text:tab/> call price is 1.412863, <text:tab/> put price is 45.077476</text:p>
      <text:p text:style-name="Standard">for k= 333.177000, <text:tab/> call price is 0.289073, <text:tab/> put price is 68.949903</text:p>
      <text:p text:style-name="Standard">for k= 358.806000, <text:tab/> call price is 0.047728, <text:tab/> put price is 93.704776</text:p>
      <text:p text:style-name="Standard">for k= 384.435000, <text:tab/> call price is 0.006599, <text:tab/> put price is 118.659865</text:p>
      <text:p text:style-name="Standard"/>
      <text:p text:style-name="Standard"/>
      <text:p text:style-name="Standard"><text:s/>for stock 14 the value is </text:p>
      <text:p text:style-name="Standard"/>
      <text:p text:style-name="Standard">for k= 14.600000, <text:tab/> call price is 14.960504, <text:tab/> put price is 0.000029</text:p>
      <text:p text:style-name="Standard">for k= 17.520000, <text:tab/> call price is 12.114275, <text:tab/> put price is 0.001704</text:p>
      <text:p text:style-name="Standard">for k= 20.440000, <text:tab/> call price is 9.291536, <text:tab/> put price is 0.026870</text:p>
      <text:p text:style-name="Standard">for k= 23.360000, <text:tab/> call price is 6.596285, <text:tab/> put price is 0.179524</text:p>
      <text:p text:style-name="Standard">for k= 26.280000, <text:tab/> call price is 4.245836, <text:tab/> put price is 0.676980</text:p>
      <text:p text:style-name="Standard">for k= 29.200000, <text:tab/> call price is 2.453068, <text:tab/> put price is 1.732118</text:p>
      <text:p text:style-name="Standard">for k= 32.120000, <text:tab/> call price is 1.274256, <text:tab/> put price is 3.401210</text:p>
      <text:p text:style-name="Standard">for k= 35.040000, <text:tab/> call price is 0.600765, <text:tab/> put price is 5.575624</text:p>
      <text:p text:style-name="Standard">for k= 37.960000, <text:tab/> call price is 0.260399, <text:tab/> put price is 8.083164</text:p>
      <text:p text:style-name="Standard">for k= 40.880000, <text:tab/> call price is 0.105167, <text:tab/> put price is 10.775837</text:p>
      <text:p text:style-name="Standard">for k= 43.800000, <text:tab/> call price is 0.040072, <text:tab/> put price is 13.558646</text:p>
      <text:p text:style-name="Standard"/>
      <text:p text:style-name="Standard"/>
      <text:p text:style-name="Standard"><text:s/>for stock 15 the value is </text:p>
      <text:p text:style-name="Standard"/>
      <text:p text:style-name="Standard">for k= 511.900000, <text:tab/> call price is 524.538856, <text:tab/> put price is 0.000000</text:p>
      <text:p text:style-name="Standard"><text:soft-page-break/>for k= 614.280000, <text:tab/> call price is 424.686627, <text:tab/> put price is 0.000000</text:p>
      <text:p text:style-name="Standard">for k= 716.660000, <text:tab/> call price is 324.834474, <text:tab/> put price is 0.000075</text:p>
      <text:p text:style-name="Standard">for k= 819.040000, <text:tab/> call price is 225.028650, <text:tab/> put price is 0.046481</text:p>
      <text:p text:style-name="Standard">for k= 921.420000, <text:tab/> call price is 127.507329, <text:tab/> put price is 2.377388</text:p>
      <text:p text:style-name="Standard">for k= 1023.800000, <text:tab/> call price is 48.924195, <text:tab/> put price is 23.646483</text:p>
      <text:p text:style-name="Standard">for k= 1126.180000, <text:tab/> call price is 10.739075, <text:tab/> put price is 85.313592</text:p>
      <text:p text:style-name="Standard">for k= 1228.560000, <text:tab/> call price is 1.294098, <text:tab/> put price is 175.720843</text:p>
      <text:p text:style-name="Standard">for k= 1330.940000, <text:tab/> call price is 0.090179, <text:tab/> put price is 274.369153</text:p>
      <text:p text:style-name="Standard">for k= 1433.320000, <text:tab/> call price is 0.003949, <text:tab/> put price is 374.135152</text:p>
      <text:p text:style-name="Standard">for k= 1535.700000, <text:tab/> call price is 0.000118, <text:tab/> put price is 473.983550</text:p>
      <text:p text:style-name="Standard"/>
      <text:p text:style-name="Standard"/>
      <text:p text:style-name="Standard"><text:s/>for stock 16 the value is </text:p>
      <text:p text:style-name="Standard"/>
      <text:p text:style-name="Standard">for k= 27.250000, <text:tab/> call price is 27.922866, <text:tab/> put price is 0.000061</text:p>
      <text:p text:style-name="Standard">for k= 32.700000, <text:tab/> call price is 22.610821, <text:tab/> put price is 0.003455</text:p>
      <text:p text:style-name="Standard">for k= 38.150000, <text:tab/> call price is 17.344631, <text:tab/> put price is 0.052705</text:p>
      <text:p text:style-name="Standard">for k= 43.600000, <text:tab/> call price is 12.321401, <text:tab/> put price is 0.344913</text:p>
      <text:p text:style-name="Standard">for k= 49.050000, <text:tab/> call price is 7.945195, <text:tab/> put price is 1.284146</text:p>
      <text:p text:style-name="Standard">for k= 54.500000, <text:tab/> call price is 4.606379, <text:tab/> put price is 3.260770</text:p>
      <text:p text:style-name="Standard">for k= 59.950000, <text:tab/> call price is 2.405695, <text:tab/> put price is 6.375524</text:p>
      <text:p text:style-name="Standard">for k= 65.400000, <text:tab/> call price is 1.142428, <text:tab/> put price is 10.427696</text:p>
      <text:p text:style-name="Standard">for k= 70.850000, <text:tab/> call price is 0.499608, <text:tab/> put price is 15.100316</text:p>
      <text:p text:style-name="Standard">for k= 76.300000, <text:tab/> call price is 0.203872, <text:tab/> put price is 20.120018</text:p>
      <text:p text:style-name="Standard">for k= 81.750000, <text:tab/> call price is 0.078582, <text:tab/> put price is 25.310168</text:p>
      <text:p text:style-name="Standard"/>
      <text:p text:style-name="Standard"/>
      <text:p text:style-name="Standard"><text:s/>for stock 17 the value is </text:p>
      <text:p text:style-name="Standard"/>
      <text:p text:style-name="Standard">for k= 603.550000, <text:tab/> call price is 618.454797, <text:tab/> put price is 0.003094</text:p>
      <text:p text:style-name="Standard">for k= 724.260000, <text:tab/> call price is 500.849812, <text:tab/> put price is 0.127769</text:p>
      <text:p text:style-name="Standard">for k= 844.970000, <text:tab/> call price is 384.584655, <text:tab/> put price is 1.592271</text:p>
      <text:p text:style-name="Standard">for k= 965.680000, <text:tab/> call price is 274.430637, <text:tab/> put price is 9.167913</text:p>
      <text:p text:style-name="Standard">for k= 1086.390000, <text:tab/> call price is 179.061098, <text:tab/> put price is 31.528034</text:p>
      <text:p text:style-name="Standard">for k= 1207.100000, <text:tab/> call price is 106.145356, <text:tab/> put price is 76.341951</text:p>
      <text:p text:style-name="Standard">for k= 1327.810000, <text:tab/> call price is 57.343021, <text:tab/> put price is 145.269275</text:p>
      <text:p text:style-name="Standard">for k= 1448.520000, <text:tab/> call price is 28.489003, <text:tab/> put price is 234.144917</text:p>
      <text:p text:style-name="Standard">for k= 1569.230000, <text:tab/> call price is 13.167072, <text:tab/> put price is 336.552645</text:p>
      <text:p text:style-name="Standard">for k= 1689.940000, <text:tab/> call price is 5.727988, <text:tab/> put price is 446.843220</text:p>
      <text:p text:style-name="Standard">for k= 1810.650000, <text:tab/> call price is 2.370861, <text:tab/> put price is 561.215753</text:p>
      <text:p text:style-name="Standard"/>
      <text:p text:style-name="Standard"/>
      <text:p text:style-name="Standard"><text:s/>for stock 18 the value is </text:p>
      <text:p text:style-name="Standard"/>
      <text:p text:style-name="Standard">for k= 528.275000, <text:tab/> call price is 541.318157, <text:tab/> put price is 0.000001</text:p>
      <text:p text:style-name="Standard">for k= 633.930000, <text:tab/> call price is 438.272516, <text:tab/> put price is 0.000728</text:p>
      <text:p text:style-name="Standard">for k= 739.585000, <text:tab/> call price is 335.298182, <text:tab/> put price is 0.072764</text:p>
      <text:p text:style-name="Standard">for k= 845.240000, <text:tab/> call price is 233.711215, <text:tab/> put price is 1.532165</text:p>
      <text:p text:style-name="Standard">for k= 950.895000, <text:tab/> call price is 140.638950, <text:tab/> put price is 11.506268</text:p>
      <text:p text:style-name="Standard"><text:soft-page-break/>for k= 1056.550000, <text:tab/> call price is 69.564574, <text:tab/> put price is 43.478262</text:p>
      <text:p text:style-name="Standard">for k= 1162.205000, <text:tab/> call price is 27.697598, <text:tab/> put price is 104.657655</text:p>
      <text:p text:style-name="Standard">for k= 1267.860000, <text:tab/> call price is 8.942662, <text:tab/> put price is 188.949087</text:p>
      <text:p text:style-name="Standard">for k= 1373.515000, <text:tab/> call price is 2.395941, <text:tab/> put price is 285.448735</text:p>
      <text:p text:style-name="Standard">for k= 1479.170000, <text:tab/> call price is 0.547821, <text:tab/> put price is 386.646984</text:p>
      <text:p text:style-name="Standard">for k= 1584.825000, <text:tab/> call price is 0.109851, <text:tab/> put price is 489.255382</text:p>
      <text:p text:style-name="Standard"/>
      <text:p text:style-name="Standard"/>
      <text:p text:style-name="Standard"><text:s/>NSE price of European call and put varying k: </text:p>
      <text:p text:style-name="Standard"/>
      <text:p text:style-name="Standard"><text:s/></text:p>
      <text:p text:style-name="Standard"/>
      <text:p text:style-name="Standard"><text:s/>for stock 1 the value is </text:p>
      <text:p text:style-name="Standard"/>
      <text:p text:style-name="Standard">for k= 3152.000000, <text:tab/> call price is 3229.823157, <text:tab/> put price is 0.000000</text:p>
      <text:p text:style-name="Standard">for k= 3782.400000, <text:tab/> call price is 2614.987853, <text:tab/> put price is 0.000064</text:p>
      <text:p text:style-name="Standard">for k= 4412.800000, <text:tab/> call price is 2000.193077, <text:tab/> put price is 0.040657</text:p>
      <text:p text:style-name="Standard">for k= 5043.200000, <text:tab/> call price is 1387.963796, <text:tab/> put price is 2.646745</text:p>
      <text:p text:style-name="Standard">for k= 5673.600000, <text:tab/> call price is 808.680758, <text:tab/> put price is 38.199075</text:p>
      <text:p text:style-name="Standard">for k= 6304.000000, <text:tab/> call price is 359.291726, <text:tab/> put price is 203.645412</text:p>
      <text:p text:style-name="Standard">for k= 6934.400000, <text:tab/> call price is 114.716526, <text:tab/> put price is 573.905580</text:p>
      <text:p text:style-name="Standard">for k= 7564.800000, <text:tab/> call price is 26.255543, <text:tab/> put price is 1100.279965</text:p>
      <text:p text:style-name="Standard">for k= 8195.200000, <text:tab/> call price is 4.450914, <text:tab/> put price is 1693.310705</text:p>
      <text:p text:style-name="Standard">for k= 8825.600000, <text:tab/> call price is 0.584415, <text:tab/> put price is 2304.279575</text:p>
      <text:p text:style-name="Standard">for k= 9456.000000, <text:tab/> call price is 0.062131, <text:tab/> put price is 2918.592659</text:p>
      <text:p text:style-name="Standard"/>
      <text:p text:style-name="Standard"/>
      <text:p text:style-name="Standard"><text:s/>for stock 2 the value is </text:p>
      <text:p text:style-name="Standard"/>
      <text:p text:style-name="Standard">for k= 160.925000, <text:tab/> call price is 164.898253, <text:tab/> put price is 0.000000</text:p>
      <text:p text:style-name="Standard">for k= 193.110000, <text:tab/> call price is 133.508103, <text:tab/> put price is 0.000200</text:p>
      <text:p text:style-name="Standard">for k= 225.295000, <text:tab/> call price is 102.138433, <text:tab/> put price is 0.020880</text:p>
      <text:p text:style-name="Standard">for k= 257.480000, <text:tab/> call price is 71.179218, <text:tab/> put price is 0.452014</text:p>
      <text:p text:style-name="Standard">for k= 289.665000, <text:tab/> call price is 42.787066, <text:tab/> put price is 3.450212</text:p>
      <text:p text:style-name="Standard">for k= 321.850000, <text:tab/> call price is 21.099253, <text:tab/> put price is 13.152749</text:p>
      <text:p text:style-name="Standard">for k= 354.035000, <text:tab/> call price is 8.352140, <text:tab/> put price is 31.795985</text:p>
      <text:p text:style-name="Standard">for k= 386.220000, <text:tab/> call price is 2.673233, <text:tab/> put price is 57.507427</text:p>
      <text:p text:style-name="Standard">for k= 418.405000, <text:tab/> call price is 0.708113, <text:tab/> put price is 86.932657</text:p>
      <text:p text:style-name="Standard">for k= 450.590000, <text:tab/> call price is 0.159709, <text:tab/> put price is 117.774603</text:p>
      <text:p text:style-name="Standard">for k= 482.775000, <text:tab/> call price is 0.031531, <text:tab/> put price is 149.036774</text:p>
      <text:p text:style-name="Standard"/>
      <text:p text:style-name="Standard"/>
      <text:p text:style-name="Standard"><text:s/>for stock 3 the value is </text:p>
      <text:p text:style-name="Standard"/>
      <text:p text:style-name="Standard">for k= 1267.300000, <text:tab/> call price is 1298.589748, <text:tab/> put price is 0.000000</text:p>
      <text:p text:style-name="Standard">for k= 1520.760000, <text:tab/> call price is 1051.387706, <text:tab/> put price is 0.000008</text:p>
      <text:p text:style-name="Standard">for k= 1774.220000, <text:tab/> call price is 804.194361, <text:tab/> put price is 0.008713</text:p>
      <text:p text:style-name="Standard">for k= 2027.680000, <text:tab/> call price is 557.755863, <text:tab/> put price is 0.772265</text:p>
      <text:p text:style-name="Standard">for k= 2281.140000, <text:tab/> call price is 323.071689, <text:tab/> put price is 13.290142</text:p>
      <text:p text:style-name="Standard"><text:soft-page-break/>for k= 2534.600000, <text:tab/> call price is 140.076794, <text:tab/> put price is 77.497297</text:p>
      <text:p text:style-name="Standard">for k= 2788.060000, <text:tab/> call price is 42.301252, <text:tab/> put price is 226.923806</text:p>
      <text:p text:style-name="Standard">for k= 3041.520000, <text:tab/> call price is 8.840388, <text:tab/> put price is 440.664991</text:p>
      <text:p text:style-name="Standard">for k= 3294.980000, <text:tab/> call price is 1.324574, <text:tab/> put price is 680.351228</text:p>
      <text:p text:style-name="Standard">for k= 3548.440000, <text:tab/> call price is 0.149522, <text:tab/> put price is 926.378227</text:p>
      <text:p text:style-name="Standard">for k= 3801.900000, <text:tab/> call price is 0.013360, <text:tab/> put price is 1173.444114</text:p>
      <text:p text:style-name="Standard"/>
      <text:p text:style-name="Standard"/>
      <text:p text:style-name="Standard"><text:s/>for stock 4 the value is </text:p>
      <text:p text:style-name="Standard"/>
      <text:p text:style-name="Standard">for k= 173.950000, <text:tab/> call price is 178.255649, <text:tab/> put price is 0.010808</text:p>
      <text:p text:style-name="Standard">for k= 208.740000, <text:tab/> call price is 144.489587, <text:tab/> put price is 0.175778</text:p>
      <text:p text:style-name="Standard">for k= 243.530000, <text:tab/> call price is 111.589811, <text:tab/> put price is 1.207034</text:p>
      <text:p text:style-name="Standard">for k= 278.320000, <text:tab/> call price is 81.197183, <text:tab/> put price is 4.745438</text:p>
      <text:p text:style-name="Standard">for k= 313.110000, <text:tab/> call price is 55.345277, <text:tab/> put price is 12.824563</text:p>
      <text:p text:style-name="Standard">for k= 347.900000, <text:tab/> call price is 35.357570, <text:tab/> put price is 26.767888</text:p>
      <text:p text:style-name="Standard">for k= 382.690000, <text:tab/> call price is 21.280043, <text:tab/> put price is 46.621393</text:p>
      <text:p text:style-name="Standard">for k= 417.480000, <text:tab/> call price is 12.155490, <text:tab/> put price is 71.427872</text:p>
      <text:p text:style-name="Standard">for k= 452.270000, <text:tab/> call price is 6.642988, <text:tab/> put price is 99.846402</text:p>
      <text:p text:style-name="Standard">for k= 487.060000, <text:tab/> call price is 3.500011, <text:tab/> put price is 130.634457</text:p>
      <text:p text:style-name="Standard">for k= 521.850000, <text:tab/> call price is 1.790066, <text:tab/> put price is 162.855544</text:p>
      <text:p text:style-name="Standard"/>
      <text:p text:style-name="Standard"/>
      <text:p text:style-name="Standard"><text:s/>for stock 5 the value is </text:p>
      <text:p text:style-name="Standard"/>
      <text:p text:style-name="Standard">for k= 1742.825000, <text:tab/> call price is 1785.855503, <text:tab/> put price is 0.000000</text:p>
      <text:p text:style-name="Standard">for k= 2091.390000, <text:tab/> call price is 1445.896659, <text:tab/> put price is 0.000056</text:p>
      <text:p text:style-name="Standard">for k= 2439.955000, <text:tab/> call price is 1105.966585, <text:tab/> put price is 0.028882</text:p>
      <text:p text:style-name="Standard">for k= 2788.520000, <text:tab/> call price is 767.643043, <text:tab/> put price is 1.664239</text:p>
      <text:p text:style-name="Standard">for k= 3137.085000, <text:tab/> call price is 448.418830, <text:tab/> put price is 22.398925</text:p>
      <text:p text:style-name="Standard">for k= 3485.650000, <text:tab/> call price is 201.262249, <text:tab/> put price is 115.201244</text:p>
      <text:p text:style-name="Standard">for k= 3834.215000, <text:tab/> call price is 65.722429, <text:tab/> put price is 319.620323</text:p>
      <text:p text:style-name="Standard">for k= 4182.780000, <text:tab/> call price is 15.597563, <text:tab/> put price is 609.454357</text:p>
      <text:p text:style-name="Standard">for k= 4531.345000, <text:tab/> call price is 2.776885, <text:tab/> put price is 936.592579</text:p>
      <text:p text:style-name="Standard">for k= 4879.910000, <text:tab/> call price is 0.387083, <text:tab/> put price is 1274.161676</text:p>
      <text:p text:style-name="Standard">for k= 5228.475000, <text:tab/> call price is 0.044078, <text:tab/> put price is 1613.777570</text:p>
      <text:p text:style-name="Standard"/>
      <text:p text:style-name="Standard"/>
      <text:p text:style-name="Standard"><text:s/>for stock 6 the value is </text:p>
      <text:p text:style-name="Standard"/>
      <text:p text:style-name="Standard">for k= 549.375000, <text:tab/> call price is 563.320287, <text:tab/> put price is 0.381170</text:p>
      <text:p text:style-name="Standard">for k= 659.250000, <text:tab/> call price is 458.419116, <text:tab/> put price is 2.642175</text:p>
      <text:p text:style-name="Standard">for k= 769.125000, <text:tab/> call price is 359.047105, <text:tab/> put price is 10.432341</text:p>
      <text:p text:style-name="Standard">for k= 879.000000, <text:tab/> call price is 269.996185, <text:tab/> put price is 28.543598</text:p>
      <text:p text:style-name="Standard">for k= 988.875000, <text:tab/> call price is 195.146253, <text:tab/> put price is 60.855842</text:p>
      <text:p text:style-name="Standard">for k= 1098.750000, <text:tab/> call price is 136.053280, <text:tab/> put price is 108.925046</text:p>
      <text:p text:style-name="Standard">for k= 1208.625000, <text:tab/> call price is 91.932799, <text:tab/> put price is 171.966742</text:p>
      <text:p text:style-name="Standard">for k= 1318.500000, <text:tab/> call price is 60.509444, <text:tab/> put price is 247.705563</text:p>
      <text:p text:style-name="Standard">for k= 1428.375000, <text:tab/> call price is 38.978748, <text:tab/> put price is 333.337044</text:p>
      <text:p text:style-name="Standard"><text:soft-page-break/>for k= 1538.250000, <text:tab/> call price is 24.678794, <text:tab/> put price is 426.199267</text:p>
      <text:p text:style-name="Standard">for k= 1648.125000, <text:tab/> call price is 15.413425, <text:tab/> put price is 524.096074</text:p>
      <text:p text:style-name="Standard"/>
      <text:p text:style-name="Standard"/>
      <text:p text:style-name="Standard"><text:s/>for stock 7 the value is </text:p>
      <text:p text:style-name="Standard"/>
      <text:p text:style-name="Standard">for k= 87.710000, <text:tab/> call price is 89.933537, <text:tab/> put price is 0.057969</text:p>
      <text:p text:style-name="Standard">for k= 105.252000, <text:tab/> call price is 73.175206, <text:tab/> put price is 0.408525</text:p>
      <text:p text:style-name="Standard">for k= 122.794000, <text:tab/> call price is 57.288384, <text:tab/> put price is 1.630590</text:p>
      <text:p text:style-name="Standard">for k= 140.336000, <text:tab/> call price is 43.042567, <text:tab/> put price is 4.493659</text:p>
      <text:p text:style-name="Standard">for k= 157.878000, <text:tab/> call price is 31.066848, <text:tab/> put price is 9.626826</text:p>
      <text:p text:style-name="Standard">for k= 175.420000, <text:tab/> call price is 21.617416, <text:tab/> put price is 17.286281</text:p>
      <text:p text:style-name="Standard">for k= 192.962000, <text:tab/> call price is 14.571243, <text:tab/> put price is 27.348994</text:p>
      <text:p text:style-name="Standard">for k= 210.504000, <text:tab/> call price is 9.562639, <text:tab/> put price is 39.449276</text:p>
      <text:p text:style-name="Standard">for k= 228.046000, <text:tab/> call price is 6.139537, <text:tab/> put price is 53.135062</text:p>
      <text:p text:style-name="Standard">for k= 245.588000, <text:tab/> call price is 3.872905, <text:tab/> put price is 67.977316</text:p>
      <text:p text:style-name="Standard">for k= 263.130000, <text:tab/> call price is 2.409319, <text:tab/> put price is 83.622616</text:p>
      <text:p text:style-name="Standard"/>
      <text:p text:style-name="Standard"/>
      <text:p text:style-name="Standard"><text:s/>for stock 8 the value is </text:p>
      <text:p text:style-name="Standard"/>
      <text:p text:style-name="Standard">for k= 1084.095000, <text:tab/> call price is 1110.861408, <text:tab/> put price is 0.000007</text:p>
      <text:p text:style-name="Standard">for k= 1300.914000, <text:tab/> call price is 899.399707, <text:tab/> put price is 0.004026</text:p>
      <text:p text:style-name="Standard">for k= 1517.733000, <text:tab/> call price is 688.193350, <text:tab/> put price is 0.263389</text:p>
      <text:p text:style-name="Standard">for k= 1734.552000, <text:tab/> call price is 480.737053, <text:tab/> put price is 4.272811</text:p>
      <text:p text:style-name="Standard">for k= 1951.371000, <text:tab/> call price is 292.512858, <text:tab/> put price is 27.514337</text:p>
      <text:p text:style-name="Standard">for k= 2168.190000, <text:tab/> call price is 149.105537, <text:tab/> put price is 95.572735</text:p>
      <text:p text:style-name="Standard">for k= 2385.009000, <text:tab/> call price is 62.777624, <text:tab/> put price is 220.710542</text:p>
      <text:p text:style-name="Standard">for k= 2601.828000, <text:tab/> call price is 22.019502, <text:tab/> put price is 391.418140</text:p>
      <text:p text:style-name="Standard">for k= 2818.647000, <text:tab/> call price is 6.569424, <text:tab/> put price is 587.433782</text:p>
      <text:p text:style-name="Standard">for k= 3035.466000, <text:tab/> call price is 1.708407, <text:tab/> put price is 794.038484</text:p>
      <text:p text:style-name="Standard">for k= 3252.285000, <text:tab/> call price is 0.396527, <text:tab/> put price is 1004.192325</text:p>
      <text:p text:style-name="Standard"/>
      <text:p text:style-name="Standard"/>
      <text:p text:style-name="Standard"><text:s/>for stock 9 the value is </text:p>
      <text:p text:style-name="Standard"/>
      <text:p text:style-name="Standard">for k= 883.250000, <text:tab/> call price is 905.059380, <text:tab/> put price is 0.001860</text:p>
      <text:p text:style-name="Standard">for k= 1059.900000, <text:tab/> call price is 732.877030, <text:tab/> put price is 0.108006</text:p>
      <text:p text:style-name="Standard">for k= 1236.550000, <text:tab/> call price is 562.152086, <text:tab/> put price is 1.671558</text:p>
      <text:p text:style-name="Standard">for k= 1413.200000, <text:tab/> call price is 399.230714, <text:tab/> put price is 11.038682</text:p>
      <text:p text:style-name="Standard">for k= 1589.850000, <text:tab/> call price is 257.232119, <text:tab/> put price is 41.328583</text:p>
      <text:p text:style-name="Standard">for k= 1766.500000, <text:tab/> call price is 148.908138, <text:tab/> put price is 105.293097</text:p>
      <text:p text:style-name="Standard">for k= 1943.150000, <text:tab/> call price is 77.584767, <text:tab/> put price is 206.258223</text:p>
      <text:p text:style-name="Standard">for k= 2119.800000, <text:tab/> call price is 36.727337, <text:tab/> put price is 337.689288</text:p>
      <text:p text:style-name="Standard">for k= 2296.450000, <text:tab/> call price is 15.999196, <text:tab/> put price is 489.249643</text:p>
      <text:p text:style-name="Standard">for k= 2473.100000, <text:tab/> call price is 6.499239, <text:tab/> put price is 652.038182</text:p>
      <text:p text:style-name="Standard">for k= 2649.750000, <text:tab/> call price is 2.492524, <text:tab/> put price is 820.319964</text:p>
      <text:p text:style-name="Standard"/>
      <text:p text:style-name="Standard"/>
      <text:p text:style-name="Standard"><text:soft-page-break/><text:s/>for stock 10 the value is </text:p>
      <text:p text:style-name="Standard"/>
      <text:p text:style-name="Standard">for k= 168.990000, <text:tab/> call price is 173.162385, <text:tab/> put price is 0.000007</text:p>
      <text:p text:style-name="Standard">for k= 202.788000, <text:tab/> call price is 140.200717, <text:tab/> put price is 0.001864</text:p>
      <text:p text:style-name="Standard">for k= 236.586000, <text:tab/> call price is 107.312404, <text:tab/> put price is 0.077075</text:p>
      <text:p text:style-name="Standard">for k= 270.384000, <text:tab/> call price is 75.213137, <text:tab/> put price is 0.941332</text:p>
      <text:p text:style-name="Standard">for k= 304.182000, <text:tab/> call price is 46.427524, <text:tab/> put price is 5.119244</text:p>
      <text:p text:style-name="Standard">for k= 337.980000, <text:tab/> call price is 24.527820, <text:tab/> put price is 16.183064</text:p>
      <text:p text:style-name="Standard">for k= 371.778000, <text:tab/> call price is 11.003723, <text:tab/> put price is 35.622491</text:p>
      <text:p text:style-name="Standard">for k= 405.576000, <text:tab/> call price is 4.231666, <text:tab/> put price is 61.813959</text:p>
      <text:p text:style-name="Standard">for k= 439.374000, <text:tab/> call price is 1.420735, <text:tab/> put price is 91.966553</text:p>
      <text:p text:style-name="Standard">for k= 473.172000, <text:tab/> call price is 0.425164, <text:tab/> put price is 123.934506</text:p>
      <text:p text:style-name="Standard">for k= 506.970000, <text:tab/> call price is 0.115683, <text:tab/> put price is 156.588550</text:p>
      <text:p text:style-name="Standard"/>
      <text:p text:style-name="Standard"/>
      <text:p text:style-name="Standard"><text:s/>for stock 11 the value is </text:p>
      <text:p text:style-name="Standard"/>
      <text:p text:style-name="Standard">for k= 631.275000, <text:tab/> call price is 646.861322, <text:tab/> put price is 0.000087</text:p>
      <text:p text:style-name="Standard">for k= 757.530000, <text:tab/> call price is 523.738101, <text:tab/> put price is 0.014619</text:p>
      <text:p text:style-name="Standard">for k= 883.785000, <text:tab/> call price is 401.030011, <text:tab/> put price is 0.444282</text:p>
      <text:p text:style-name="Standard">for k= 1010.040000, <text:tab/> call price is 281.927663, <text:tab/> put price is 4.479687</text:p>
      <text:p text:style-name="Standard">for k= 1136.295000, <text:tab/> call price is 176.021686, <text:tab/> put price is 21.711463</text:p>
      <text:p text:style-name="Standard">for k= 1262.550000, <text:tab/> call price is 95.464016, <text:tab/> put price is 64.291546</text:p>
      <text:p text:style-name="Standard">for k= 1388.805000, <text:tab/> call price is 44.784227, <text:tab/> put price is 136.749509</text:p>
      <text:p text:style-name="Standard">for k= 1515.060000, <text:tab/> call price is 18.349880, <text:tab/> put price is 233.452915</text:p>
      <text:p text:style-name="Standard">for k= 1641.315000, <text:tab/> call price is 6.676707, <text:tab/> put price is 344.917495</text:p>
      <text:p text:style-name="Standard">for k= 1767.570000, <text:tab/> call price is 2.197216, <text:tab/> put price is 463.575757</text:p>
      <text:p text:style-name="Standard">for k= 1893.825000, <text:tab/> call price is 0.665469, <text:tab/> put price is 585.181763</text:p>
      <text:p text:style-name="Standard"/>
      <text:p text:style-name="Standard"/>
      <text:p text:style-name="Standard"><text:s/>for stock 12 the value is </text:p>
      <text:p text:style-name="Standard"/>
      <text:p text:style-name="Standard">for k= 526.875000, <text:tab/> call price is 539.883591, <text:tab/> put price is 0.000001</text:p>
      <text:p text:style-name="Standard">for k= 632.250000, <text:tab/> call price is 437.111212, <text:tab/> put price is 0.000904</text:p>
      <text:p text:style-name="Standard">for k= 737.625000, <text:tab/> call price is 334.419238, <text:tab/> put price is 0.082211</text:p>
      <text:p text:style-name="Standard">for k= 843.000000, <text:tab/> call price is 233.197790, <text:tab/> put price is 1.634046</text:p>
      <text:p text:style-name="Standard">for k= 948.375000, <text:tab/> call price is 140.652713, <text:tab/> put price is 11.862251</text:p>
      <text:p text:style-name="Standard">for k= 1053.750000, <text:tab/> call price is 70.021410, <text:tab/> put price is 44.004230</text:p>
      <text:p text:style-name="Standard">for k= 1159.125000, <text:tab/> call price is 28.220838, <text:tab/> put price is 104.976939</text:p>
      <text:p text:style-name="Standard">for k= 1264.500000, <text:tab/> call price is 9.278921, <text:tab/> put price is 188.808305</text:p>
      <text:p text:style-name="Standard">for k= 1369.875000, <text:tab/> call price is 2.545715, <text:tab/> put price is 284.848381</text:p>
      <text:p text:style-name="Standard">for k= 1475.250000, <text:tab/> call price is 0.598866, <text:tab/> put price is 385.674813</text:p>
      <text:p text:style-name="Standard">for k= 1580.625000, <text:tab/> call price is 0.124037, <text:tab/> put price is 487.973267</text:p>
      <text:p text:style-name="Standard"/>
      <text:p text:style-name="Standard"/>
      <text:p text:style-name="Standard"><text:s/>for stock 13 the value is </text:p>
      <text:p text:style-name="Standard"/>
      <text:p text:style-name="Standard">for k= 137.450000, <text:tab/> call price is 140.843653, <text:tab/> put price is 0.000000</text:p>
      <text:p text:style-name="Standard">for k= 164.940000, <text:tab/> call price is 114.032396, <text:tab/> put price is 0.000012</text:p>
      <text:p text:style-name="Standard"><text:soft-page-break/>for k= 192.430000, <text:tab/> call price is 87.225191, <text:tab/> put price is 0.004077</text:p>
      <text:p text:style-name="Standard">for k= 219.920000, <text:tab/> call price is 60.587176, <text:tab/> put price is 0.177332</text:p>
      <text:p text:style-name="Standard">for k= 247.410000, <text:tab/> call price is 35.628926, <text:tab/> put price is 2.030351</text:p>
      <text:p text:style-name="Standard">for k= 274.900000, <text:tab/> call price is 16.389507, <text:tab/> put price is 9.602202</text:p>
      <text:p text:style-name="Standard">for k= 302.390000, <text:tab/> call price is 5.643491, <text:tab/> put price is 25.667455</text:p>
      <text:p text:style-name="Standard">for k= 329.880000, <text:tab/> call price is 1.457290, <text:tab/> put price is 48.292524</text:p>
      <text:p text:style-name="Standard">for k= 357.370000, <text:tab/> call price is 0.290593, <text:tab/> put price is 73.937096</text:p>
      <text:p text:style-name="Standard">for k= 384.860000, <text:tab/> call price is 0.046504, <text:tab/> put price is 100.504276</text:p>
      <text:p text:style-name="Standard">for k= 412.350000, <text:tab/> call price is 0.006204, <text:tab/> put price is 127.275246</text:p>
      <text:p text:style-name="Standard"/>
      <text:p text:style-name="Standard"/>
      <text:p text:style-name="Standard"><text:s/>for stock 14 the value is </text:p>
      <text:p text:style-name="Standard"/>
      <text:p text:style-name="Standard">for k= 32.845000, <text:tab/> call price is 33.656132, <text:tab/> put price is 0.000186</text:p>
      <text:p text:style-name="Standard">for k= 39.414000, <text:tab/> call price is 27.256524, <text:tab/> put price is 0.007388</text:p>
      <text:p text:style-name="Standard">for k= 45.983000, <text:tab/> call price is 20.932238, <text:tab/> put price is 0.089914</text:p>
      <text:p text:style-name="Standard">for k= 52.552000, <text:tab/> call price is 14.945467, <text:tab/> put price is 0.509953</text:p>
      <text:p text:style-name="Standard">for k= 59.121000, <text:tab/> call price is 9.766010, <text:tab/> put price is 1.737307</text:p>
      <text:p text:style-name="Standard">for k= 65.690000, <text:tab/> call price is 5.804837, <text:tab/> put price is 4.182945</text:p>
      <text:p text:style-name="Standard">for k= 72.259000, <text:tab/> call price is 3.148705, <text:tab/> put price is 7.933623</text:p>
      <text:p text:style-name="Standard">for k= 78.828000, <text:tab/> call price is 1.572750, <text:tab/> put price is 12.764480</text:p>
      <text:p text:style-name="Standard">for k= 85.397000, <text:tab/> call price is 0.731665, <text:tab/> put price is 18.330205</text:p>
      <text:p text:style-name="Standard">for k= 91.966000, <text:tab/> call price is 0.320702, <text:tab/> put price is 24.326053</text:p>
      <text:p text:style-name="Standard">for k= 98.535000, <text:tab/> call price is 0.133859, <text:tab/> put price is 30.546021</text:p>
      <text:p text:style-name="Standard"/>
      <text:p text:style-name="Standard"/>
      <text:p text:style-name="Standard"><text:s/>for stock 15 the value is </text:p>
      <text:p text:style-name="Standard"/>
      <text:p text:style-name="Standard">for k= 36.225000, <text:tab/> call price is 37.119398, <text:tab/> put price is 0.000000</text:p>
      <text:p text:style-name="Standard">for k= 43.470000, <text:tab/> call price is 30.053286, <text:tab/> put price is 0.000008</text:p>
      <text:p text:style-name="Standard">for k= 50.715000, <text:tab/> call price is 22.988900, <text:tab/> put price is 0.001742</text:p>
      <text:p text:style-name="Standard">for k= 57.960000, <text:tab/> call price is 15.981177, <text:tab/> put price is 0.060139</text:p>
      <text:p text:style-name="Standard">for k= 65.205000, <text:tab/> call price is 9.457423, <text:tab/> put price is 0.602506</text:p>
      <text:p text:style-name="Standard">for k= 72.450000, <text:tab/> call price is 4.445318, <text:tab/> put price is 2.656521</text:p>
      <text:p text:style-name="Standard">for k= 79.695000, <text:tab/> call price is 1.600861, <text:tab/> put price is 6.878184</text:p>
      <text:p text:style-name="Standard">for k= 86.940000, <text:tab/> call price is 0.443436, <text:tab/> put price is 12.786880</text:p>
      <text:p text:style-name="Standard">for k= 94.185000, <text:tab/> call price is 0.097096, <text:tab/> put price is 19.506660</text:p>
      <text:p text:style-name="Standard">for k= 101.430000, <text:tab/> call price is 0.017406, <text:tab/> put price is 26.493090</text:p>
      <text:p text:style-name="Standard">for k= 108.675000, <text:tab/> call price is 0.002644, <text:tab/> put price is 33.544449</text:p>
      <text:p text:style-name="Standard"/>
      <text:p text:style-name="Standard"/>
      <text:p text:style-name="Standard"><text:s/>for stock 16 the value is </text:p>
      <text:p text:style-name="Standard"/>
      <text:p text:style-name="Standard">for k= 8.625000, <text:tab/> call price is 8.838507, <text:tab/> put price is 0.000555</text:p>
      <text:p text:style-name="Standard">for k= 10.350000, <text:tab/> call price is 7.164456, <text:tab/> put price is 0.008913</text:p>
      <text:p text:style-name="Standard">for k= 12.075000, <text:tab/> call price is 5.533833, <text:tab/> put price is 0.060700</text:p>
      <text:p text:style-name="Standard">for k= 13.800000, <text:tab/> call price is 4.028091, <text:tab/> put price is 0.237368</text:p>
      <text:p text:style-name="Standard">for k= 15.525000, <text:tab/> call price is 2.747599, <text:tab/> put price is 0.639286</text:p>
      <text:p text:style-name="Standard">for k= 17.250000, <text:tab/> call price is 1.757352, <text:tab/> put price is 1.331448</text:p>
      <text:p text:style-name="Standard"><text:soft-page-break/>for k= 18.975000, <text:tab/> call price is 1.059366, <text:tab/> put price is 2.315871</text:p>
      <text:p text:style-name="Standard">for k= 20.700000, <text:tab/> call price is 0.606350, <text:tab/> put price is 3.545265</text:p>
      <text:p text:style-name="Standard">for k= 22.425000, <text:tab/> call price is 0.332163, <text:tab/> put price is 4.953488</text:p>
      <text:p text:style-name="Standard">for k= 24.150000, <text:tab/> call price is 0.175481, <text:tab/> put price is 6.479215</text:p>
      <text:p text:style-name="Standard">for k= 25.875000, <text:tab/> call price is 0.090015, <text:tab/> put price is 8.076159</text:p>
      <text:p text:style-name="Standard"/>
      <text:p text:style-name="Standard"/>
      <text:p text:style-name="Standard"><text:s/>for stock 17 the value is </text:p>
      <text:p text:style-name="Standard"/>
      <text:p text:style-name="Standard">for k= 508.600000, <text:tab/> call price is 521.157380, <text:tab/> put price is 0.000001</text:p>
      <text:p text:style-name="Standard">for k= 610.320000, <text:tab/> call price is 421.949884, <text:tab/> put price is 0.001029</text:p>
      <text:p text:style-name="Standard">for k= 712.040000, <text:tab/> call price is 322.827547, <text:tab/> put price is 0.087217</text:p>
      <text:p text:style-name="Standard">for k= 813.760000, <text:tab/> call price is 225.191490, <text:tab/> put price is 1.659684</text:p>
      <text:p text:style-name="Standard">for k= 915.480000, <text:tab/> call price is 136.066862, <text:tab/> put price is 11.743580</text:p>
      <text:p text:style-name="Standard">for k= 1017.200000, <text:tab/> call price is 68.073914, <text:tab/> put price is 42.959156</text:p>
      <text:p text:style-name="Standard">for k= 1118.920000, <text:tab/> call price is 27.690886, <text:tab/> put price is 101.784653</text:p>
      <text:p text:style-name="Standard">for k= 1220.640000, <text:tab/> call price is 9.230972, <text:tab/> put price is 182.533263</text:p>
      <text:p text:style-name="Standard">for k= 1322.360000, <text:tab/> call price is 2.578363, <text:tab/> put price is 275.089178</text:p>
      <text:p text:style-name="Standard">for k= 1424.080000, <text:tab/> call price is 0.619713, <text:tab/> put price is 372.339052</text:p>
      <text:p text:style-name="Standard">for k= 1525.800000, <text:tab/> call price is 0.131528, <text:tab/> put price is 471.059392</text:p>
      <text:p text:style-name="Standard"/>
      <text:p text:style-name="Standard"/>
      <text:p text:style-name="Standard"><text:s/>for stock 18 the value is </text:p>
      <text:p text:style-name="Standard"/>
      <text:p text:style-name="Standard">for k= 30.795000, <text:tab/> call price is 31.555755, <text:tab/> put price is 0.000424</text:p>
      <text:p text:style-name="Standard">for k= 36.954000, <text:tab/> call price is 25.560446, <text:tab/> put price is 0.012049</text:p>
      <text:p text:style-name="Standard">for k= 43.113000, <text:tab/> call price is 19.659787, <text:tab/> put price is 0.118323</text:p>
      <text:p text:style-name="Standard">for k= 49.272000, <text:tab/> call price is 14.119944, <text:tab/> put price is 0.585414</text:p>
      <text:p text:style-name="Standard">for k= 55.431000, <text:tab/> call price is 9.358486, <text:tab/> put price is 1.830890</text:p>
      <text:p text:style-name="Standard">for k= 61.590000, <text:tab/> call price is 5.705450, <text:tab/> put price is 4.184787</text:p>
      <text:p text:style-name="Standard">for k= 67.749000, <text:tab/> call price is 3.213011, <text:tab/> put price is 7.699282</text:p>
      <text:p text:style-name="Standard">for k= 73.908000, <text:tab/> call price is 1.685684, <text:tab/> put price is 12.178889</text:p>
      <text:p text:style-name="Standard">for k= 80.067000, <text:tab/> call price is 0.832295, <text:tab/> put price is 17.332433</text:p>
      <text:p text:style-name="Standard">for k= 86.226000, <text:tab/> call price is 0.390642, <text:tab/> put price is 22.897715</text:p>
      <text:p text:style-name="Standard">for k= 92.385000, <text:tab/> call price is 0.175900, <text:tab/> put price is 28.689906</text:p>
      <text:p text:style-name="Standard"/>
      <text:p text:style-name="Standard"/>
      <text:p text:style-name="Standard"><text:s/>for stock 19 the value is </text:p>
      <text:p text:style-name="Standard"/>
      <text:p text:style-name="Standard">for k= 63.760000, <text:tab/> call price is 65.400284, <text:tab/> put price is 0.066044</text:p>
      <text:p text:style-name="Standard">for k= 76.512000, <text:tab/> call price is 53.297030, <text:tab/> put price is 0.399942</text:p>
      <text:p text:style-name="Standard">for k= 89.264000, <text:tab/> call price is 41.904934, <text:tab/> put price is 1.444998</text:p>
      <text:p text:style-name="Standard">for k= 102.016000, <text:tab/> call price is 31.749117, <text:tab/> put price is 3.726333</text:p>
      <text:p text:style-name="Standard">for k= 114.768000, <text:tab/> call price is 23.220909, <text:tab/> put price is 7.635277</text:p>
      <text:p text:style-name="Standard">for k= 127.520000, <text:tab/> call price is 16.455520, <text:tab/> put price is 13.307040</text:p>
      <text:p text:style-name="Standard">for k= 140.272000, <text:tab/> call price is 11.349649, <text:tab/> put price is 20.638321</text:p>
      <text:p text:style-name="Standard">for k= 153.024000, <text:tab/> call price is 7.653723, <text:tab/> put price is 29.379547</text:p>
      <text:p text:style-name="Standard">for k= 165.776000, <text:tab/> call price is 5.067789, <text:tab/> put price is 39.230765</text:p>
      <text:p text:style-name="Standard">for k= 178.528000, <text:tab/> call price is 3.307035, <text:tab/> put price is 49.907163</text:p>
      <text:p text:style-name="Standard"><text:soft-page-break/>for k= 191.280000, <text:tab/> call price is 2.133637, <text:tab/> put price is 61.170917</text:p>
      <text:p text:style-name="Standard"/>
      <text:p text:style-name="Standard"/>
      <text:p text:style-name="Standard"><text:s/>for stock 20 the value is </text:p>
      <text:p text:style-name="Standard"/>
      <text:p text:style-name="Standard">for k= 9669.935000, <text:tab/> call price is 9908.725349, <text:tab/> put price is 0.038803</text:p>
      <text:p text:style-name="Standard">for k= 11603.922000, <text:tab/> call price is 8024.209246, <text:tab/> put price is 1.759391</text:p>
      <text:p text:style-name="Standard">for k= 13537.909000, <text:tab/> call price is 6159.481827, <text:tab/> put price is 23.268662</text:p>
      <text:p text:style-name="Standard">for k= 15471.896000, <text:tab/> call price is 4389.097872, <text:tab/> put price is 139.121398</text:p>
      <text:p text:style-name="Standard">for k= 17405.883000, <text:tab/> call price is 2853.517805, <text:tab/> put price is 489.778022</text:p>
      <text:p text:style-name="Standard">for k= 19339.870000, <text:tab/> call price is 1680.287251, <text:tab/> put price is 1202.784159</text:p>
      <text:p text:style-name="Standard">for k= 21273.857000, <text:tab/> call price is 898.644656, <text:tab/> put price is 2307.378255</text:p>
      <text:p text:style-name="Standard">for k= 23207.844000, <text:tab/> call price is 440.533416, <text:tab/> put price is 3735.503706</text:p>
      <text:p text:style-name="Standard">for k= 25141.831000, <text:tab/> call price is 200.310482, <text:tab/> put price is 5381.517463</text:p>
      <text:p text:style-name="Standard">for k= 27075.818000, <text:tab/> call price is 85.512866, <text:tab/> put price is 7152.956537</text:p>
      <text:p text:style-name="Standard">for k= 29009.805000, <text:tab/> call price is 34.660367, <text:tab/> put price is 8988.340730</text:p>
      <text:p text:style-name="Standard">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GFS Didot Rg" svg:font-family="'GFS Didot Rg'" style:font-pitch="variable"/>
    <style:font-face style:name="LMRomanDemi10" svg:font-family="LMRomanDemi10" style:font-adornments="Regular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suser </meta:initial-creator>
    <meta:creation-date>2014-03-22T08:57:15</meta:creation-date>
    <dc:date>2014-03-22T08:58:47</dc:date>
    <dc:creator>Mathsuser </dc:creator>
    <meta:editing-duration>PT51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4" meta:paragraph-count="514" meta:word-count="5339" meta:character-count="33732" meta:non-whitespace-character-count="26831"/>
  </office:meta>
</office:document-meta>
</file>